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2D021F33FCEDFE9D943.png" manifest:media-type="image/png"/>
  <manifest:file-entry manifest:full-path="Pictures/1000020100000438000002D086DBE343D0715B06.png" manifest:media-type="image/png"/>
  <manifest:file-entry manifest:full-path="Pictures/1000020100000438000002D0C40973F1486C64A1.png" manifest:media-type="image/png"/>
  <manifest:file-entry manifest:full-path="Pictures/1000020100000430000002C848B6F97F7E472AEE.png" manifest:media-type="image/png"/>
  <manifest:file-entry manifest:full-path="Pictures/1000020100000430000002C87B65020CDCAB32B9.png" manifest:media-type="image/png"/>
  <manifest:file-entry manifest:full-path="Pictures/10000201000003240000028C05FF2FD1432DF9AA.png" manifest:media-type="image/png"/>
  <manifest:file-entry manifest:full-path="Pictures/1000020100000438000002D0C0D0020258FCF28D.png" manifest:media-type="image/png"/>
  <manifest:file-entry manifest:full-path="Pictures/10000201000002E50000028CC2EEAC25F1A88413.png" manifest:media-type="image/png"/>
  <manifest:file-entry manifest:full-path="Pictures/1000020100000478000002C5455F8186755B8DED.png" manifest:media-type="image/png"/>
  <manifest:file-entry manifest:full-path="Pictures/10000000000005A0000003C02A3B5D619B04320C.png" manifest:media-type="image/png"/>
  <manifest:file-entry manifest:full-path="Pictures/10000000000005A0000003C03679254090E212A4.png" manifest:media-type="image/png"/>
  <manifest:file-entry manifest:full-path="Pictures/10000201000003240000028CE4896CCBE2924346.png" manifest:media-type="image/png"/>
  <manifest:file-entry manifest:full-path="Pictures/10000201000002F20000028880EB92F61BB1381D.png" manifest:media-type="image/png"/>
  <manifest:file-entry manifest:full-path="Pictures/1000020100000478000002C52857A6E26799D0C0.png" manifest:media-type="image/png"/>
  <manifest:file-entry manifest:full-path="Pictures/10000201000001A600000110E3D05DDB20248865.png" manifest:media-type="image/png"/>
  <manifest:file-entry manifest:full-path="Pictures/10000201000002F2000002882CCA636FA67EB5A4.png" manifest:media-type="image/png"/>
  <manifest:file-entry manifest:full-path="Pictures/10000201000001B0000001118734122889181AC2.png" manifest:media-type="image/png"/>
  <manifest:file-entry manifest:full-path="Pictures/10000201000002CF000002883709C6202834EE36.png" manifest:media-type="image/png"/>
  <manifest:file-entry manifest:full-path="Pictures/10000201000001A600000110E96999211484B952.png" manifest:media-type="image/png"/>
  <manifest:file-entry manifest:full-path="Pictures/100002010000038000000302089CEC995917704D.png" manifest:media-type="image/png"/>
  <manifest:file-entry manifest:full-path="Pictures/1000020100000438000002D0203E8196D96965F6.png" manifest:media-type="image/png"/>
  <manifest:file-entry manifest:full-path="Pictures/10000201000001B000000111E08B52FFAE4DB6F2.png" manifest:media-type="image/png"/>
  <manifest:file-entry manifest:full-path="Pictures/10000201000001C100000118D3A41BA1AE606767.png" manifest:media-type="image/png"/>
  <manifest:file-entry manifest:full-path="Pictures/10000000000005A0000003C0604BB9A79B355504.png" manifest:media-type="image/png"/>
  <manifest:file-entry manifest:full-path="Pictures/1000020100000390000003102BCCD97C2552E20D.png" manifest:media-type="image/png"/>
  <manifest:file-entry manifest:full-path="Pictures/10000000000005A0000003C092F8793BFFC74FF2.png" manifest:media-type="image/png"/>
  <manifest:file-entry manifest:full-path="Pictures/10000201000001AE0000011E7515EBCFC7D948D1.png" manifest:media-type="image/png"/>
  <manifest:file-entry manifest:full-path="Pictures/10000000000005A0000003C0895A33ED543810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00a933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="none" fo:min-height="0.712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0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0.135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131cm" fo:min-width="0.5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9" style:family="graphic" style:parent-style-name="standard">
      <style:graphic-properties draw:stroke="none" draw:fill="none" fo:min-height="0.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.076cm" fo:min-width="0.095cm" fo:padding-top="0.142cm" fo:padding-bottom="0.142cm" fo:padding-left="0.267cm" fo:padding-right="0.267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66cm, 15.134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83cm, 15.112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1.183cm"/>
      <style:paragraph-properties style:writing-mode="lr-tb"/>
    </style:style>
    <style:style style:name="gr18" style:family="graphic" style:parent-style-name="standard">
      <style:graphic-properties svg:stroke-width="0.035cm" svg:stroke-color="#81d41a" draw:marker-start-width="0.252cm" draw:marker-end-width="0.252cm" draw:fill="none" draw:fill-color="#000000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none" fo:min-height="0.476cm"/>
      <style:paragraph-properties style:writing-mode="lr-tb"/>
    </style:style>
    <style:style style:name="gr20" style:family="graphic" style:parent-style-name="standard">
      <style:graphic-properties draw:stroke="none" draw:fill="none" fo:min-height="0.3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  <style:paragraph-properties style:writing-mode="lr-tb"/>
    </style:style>
    <style:style style:name="gr22" style:family="graphic" style:parent-style-name="standard">
      <style:graphic-properties svg:stroke-width="0.035cm" svg:stroke-color="#81d41a" draw:marker-start-width="0.252cm" draw:marker-end-width="0.252cm" draw:fill="none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3" style:family="graphic" style:parent-style-name="standard">
      <style:graphic-properties draw:stroke="none" draw:fill="none" fo:min-height="0.63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23cm" svg:height="4.215cm" svg:x="1.535cm" svg:y="19.518cm">
          <draw:image xlink:href="Pictures/10000000000005A0000003C02A3B5D619B04320C.png" xlink:type="simple" xlink:show="embed" xlink:actuate="onLoad" loext:mime-type="image/png">
            <text:p/>
          </draw:image>
        </draw:frame>
        <draw:frame draw:style-name="gr1" draw:text-style-name="P1" draw:layer="layout" svg:width="6.289cm" svg:height="4.191cm" svg:x="8.488cm" svg:y="19.542cm">
          <draw:image xlink:href="Pictures/10000000000005A0000003C03679254090E212A4.png" xlink:type="simple" xlink:show="embed" xlink:actuate="onLoad" loext:mime-type="image/png">
            <text:p/>
          </draw:image>
        </draw:frame>
        <draw:frame draw:style-name="gr1" draw:text-style-name="P1" draw:layer="layout" svg:width="6.905cm" svg:height="5.933cm" svg:x="7.985cm" svg:y="2.687cm">
          <draw:image xlink:href="Pictures/10000201000002F2000002882CCA636FA67EB5A4.png" xlink:type="simple" xlink:show="embed" xlink:actuate="onLoad" loext:mime-type="image/png">
            <text:p/>
          </draw:image>
        </draw:frame>
        <draw:frame draw:style-name="gr1" draw:text-style-name="P1" draw:layer="layout" svg:width="6.985cm" svg:height="6.003cm" svg:x="1.122cm" svg:y="2.598cm">
          <draw:image xlink:href="Pictures/10000201000002F20000028880EB92F61BB1381D.png" xlink:type="simple" xlink:show="embed" xlink:actuate="onLoad" loext:mime-type="image/png">
            <text:p/>
          </draw:image>
        </draw:frame>
        <draw:frame draw:style-name="gr1" draw:text-style-name="P1" draw:layer="layout" svg:width="5.073cm" svg:height="4.572cm" svg:x="14.97cm" svg:y="3.413cm">
          <draw:image xlink:href="Pictures/10000201000002CF000002883709C6202834EE36.png" xlink:type="simple" xlink:show="embed" xlink:actuate="onLoad" loext:mime-type="image/png">
            <text:p/>
          </draw:image>
        </draw:frame>
        <draw:line draw:style-name="gr2" draw:text-style-name="P2" draw:layer="layout" svg:x1="2.905cm" svg:y1="19.669cm" svg:x2="3.667cm" svg:y2="20.939cm">
          <text:p/>
        </draw:line>
        <draw:frame draw:style-name="gr1" draw:text-style-name="P1" draw:layer="layout" svg:width="6.534cm" svg:height="4.212cm" svg:x="1.26cm" svg:y="14.8cm">
          <draw:image xlink:href="Pictures/10000201000001A600000110E96999211484B952.png" xlink:type="simple" xlink:show="embed" xlink:actuate="onLoad" loext:mime-type="image/png">
            <text:p/>
          </draw:image>
        </draw:frame>
        <draw:frame draw:style-name="gr1" draw:text-style-name="P1" draw:layer="layout" svg:width="6.632cm" svg:height="4.191cm" svg:x="7.857cm" svg:y="14.8cm">
          <draw:image xlink:href="Pictures/10000201000001B000000111E08B52FFAE4DB6F2.png" xlink:type="simple" xlink:show="embed" xlink:actuate="onLoad" loext:mime-type="image/png">
            <text:p/>
          </draw:image>
        </draw:frame>
        <draw:frame draw:style-name="gr1" draw:text-style-name="P1" draw:layer="layout" svg:width="4.875cm" svg:height="4.191cm" svg:x="8.747cm" svg:y="10.017cm">
          <draw:image xlink:href="Pictures/1000020100000390000003102BCCD97C2552E20D.png" xlink:type="simple" xlink:show="embed" xlink:actuate="onLoad" loext:mime-type="image/png">
            <text:p/>
          </draw:image>
        </draw:frame>
        <draw:frame draw:style-name="gr1" draw:text-style-name="P1" draw:layer="layout" svg:width="4.853cm" svg:height="4.171cm" svg:x="2.143cm" svg:y="10.144cm">
          <draw:image xlink:href="Pictures/100002010000038000000302089CEC995917704D.png" xlink:type="simple" xlink:show="embed" xlink:actuate="onLoad" loext:mime-type="image/png">
            <text:p/>
          </draw:image>
        </draw:frame>
        <draw:frame draw:style-name="gr3" draw:text-style-name="P3" draw:layer="layout" svg:width="0.925cm" svg:height="0.962cm" svg:x="1cm" svg:y="1.889cm">
          <draw:text-box>
            <text:p><text:span text:style-name="T1">A</text:span></text:p>
          </draw:text-box>
        </draw:frame>
        <draw:frame draw:style-name="gr4" draw:text-style-name="P3" draw:layer="layout" svg:width="0.959cm" svg:height="0.963cm" svg:x="1.057cm" svg:y="8.747cm">
          <draw:text-box>
            <text:p><text:span text:style-name="T1">B</text:span></text:p>
          </draw:text-box>
        </draw:frame>
        <draw:custom-shape draw:style-name="gr5" draw:text-style-name="P4" draw:layer="layout" svg:width="0.381cm" svg:height="0.381cm" svg:x="4.005cm" svg:y="18.2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5.778cm" svg:y="18.3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7.556cm" svg:y="18.3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10.758cm" svg:y="18.3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381cm" svg:x="12.462cm" svg:y="18.3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011cm" svg:height="0.381cm" svg:x="14.239cm" svg:y="18.32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768cm" svg:y1="19.161cm" svg:x2="10.779cm" svg:y2="20.093cm">
          <text:p/>
        </draw:line>
        <draw:frame draw:style-name="gr8" draw:text-style-name="P5" draw:layer="layout" svg:width="7.212cm" svg:height="1.427cm" svg:x="2.143cm" svg:y="8.844cm">
          <draw:text-box>
            <text:p><text:span text:style-name="T2">Spontaneous condition </text:span></text:p>
            <text:p><text:span text:style-name="T2">-Effect on PV5</text:span></text:p>
          </draw:text-box>
        </draw:frame>
        <draw:frame draw:style-name="gr9" draw:text-style-name="P3" draw:layer="layout" svg:width="4.951cm" svg:height="1.2cm" svg:x="9.003cm" svg:y="8.944cm">
          <draw:text-box>
            <text:p><text:span text:style-name="T2">Evoked condition </text:span></text:p>
            <text:p><text:span text:style-name="T2">-Effect on PV5</text:span></text:p>
          </draw:text-box>
        </draw:frame>
      </draw:page>
      <draw:page draw:name="page2" draw:style-name="dp1" draw:master-page-name="Default">
        <draw:frame draw:style-name="gr1" draw:text-style-name="P1" draw:layer="layout" svg:width="8.57cm" svg:height="5.712cm" svg:x="1.254cm" svg:y="21.193cm">
          <draw:image xlink:href="Pictures/10000000000005A0000003C02A3B5D619B04320C.png" xlink:type="simple" xlink:show="embed" xlink:actuate="onLoad" loext:mime-type="image/png">
            <text:p/>
          </draw:image>
        </draw:frame>
        <draw:frame draw:style-name="gr1" draw:text-style-name="P1" draw:layer="layout" svg:width="8.317cm" svg:height="5.542cm" svg:x="11.033cm" svg:y="21.366cm">
          <draw:image xlink:href="Pictures/10000000000005A0000003C03679254090E212A4.png" xlink:type="simple" xlink:show="embed" xlink:actuate="onLoad" loext:mime-type="image/png">
            <text:p/>
          </draw:image>
        </draw:frame>
        <draw:frame draw:style-name="gr1" draw:text-style-name="P1" draw:layer="layout" svg:width="5.842cm" svg:height="5.02cm" svg:x="13.065cm" svg:y="3.219cm">
          <draw:image xlink:href="Pictures/10000201000002F2000002882CCA636FA67EB5A4.png" xlink:type="simple" xlink:show="embed" xlink:actuate="onLoad" loext:mime-type="image/png">
            <text:p/>
          </draw:image>
        </draw:frame>
        <draw:frame draw:style-name="gr1" draw:text-style-name="P1" draw:layer="layout" svg:width="5.298cm" svg:height="4.553cm" svg:x="1.671cm" svg:y="3.286cm">
          <draw:image xlink:href="Pictures/10000201000002F20000028880EB92F61BB1381D.png" xlink:type="simple" xlink:show="embed" xlink:actuate="onLoad" loext:mime-type="image/png">
            <text:p/>
          </draw:image>
        </draw:frame>
        <draw:frame draw:style-name="gr1" draw:text-style-name="P1" draw:layer="layout" svg:width="5.073cm" svg:height="4.572cm" svg:x="7.611cm" svg:y="3.413cm">
          <draw:image xlink:href="Pictures/10000201000002CF000002883709C6202834EE36.png" xlink:type="simple" xlink:show="embed" xlink:actuate="onLoad" loext:mime-type="image/png">
            <text:p/>
          </draw:image>
        </draw:frame>
        <draw:line draw:style-name="gr2" draw:text-style-name="P2" draw:layer="layout" svg:x1="3.413cm" svg:y1="21.447cm" svg:x2="4.429cm" svg:y2="23.352cm">
          <text:p/>
        </draw:line>
        <draw:frame draw:style-name="gr1" draw:text-style-name="P1" draw:layer="layout" svg:width="7.88cm" svg:height="5.08cm" svg:x="0.986cm" svg:y="15.548cm">
          <draw:image xlink:href="Pictures/10000201000001A600000110E96999211484B952.png" xlink:type="simple" xlink:show="embed" xlink:actuate="onLoad" loext:mime-type="image/png">
            <text:p/>
          </draw:image>
        </draw:frame>
        <draw:frame draw:style-name="gr1" draw:text-style-name="P1" draw:layer="layout" svg:width="8.62cm" svg:height="5.447cm" svg:x="10.569cm" svg:y="14.73cm">
          <draw:image xlink:href="Pictures/10000201000001B000000111E08B52FFAE4DB6F2.png" xlink:type="simple" xlink:show="embed" xlink:actuate="onLoad" loext:mime-type="image/png">
            <text:p/>
          </draw:image>
        </draw:frame>
        <draw:frame draw:style-name="gr1" draw:text-style-name="P1" draw:layer="layout" svg:width="6.434cm" svg:height="5.531cm" svg:x="11.852cm" svg:y="9.63cm">
          <draw:image xlink:href="Pictures/1000020100000390000003102BCCD97C2552E20D.png" xlink:type="simple" xlink:show="embed" xlink:actuate="onLoad" loext:mime-type="image/png">
            <text:p/>
          </draw:image>
        </draw:frame>
        <draw:frame draw:style-name="gr1" draw:text-style-name="P1" draw:layer="layout" svg:width="7.019cm" svg:height="6.032cm" svg:x="1.06cm" svg:y="9.214cm">
          <draw:image xlink:href="Pictures/100002010000038000000302089CEC995917704D.png" xlink:type="simple" xlink:show="embed" xlink:actuate="onLoad" loext:mime-type="image/png">
            <text:p/>
          </draw:image>
        </draw:frame>
        <draw:frame draw:style-name="gr3" draw:text-style-name="P3" draw:layer="layout" svg:width="0.925cm" svg:height="0.962cm" svg:x="1cm" svg:y="1.889cm">
          <draw:text-box>
            <text:p><text:span text:style-name="T1">A</text:span></text:p>
          </draw:text-box>
        </draw:frame>
        <draw:frame draw:style-name="gr4" draw:text-style-name="P3" draw:layer="layout" svg:width="0.959cm" svg:height="0.963cm" svg:x="1.057cm" svg:y="8.747cm">
          <draw:text-box>
            <text:p><text:span text:style-name="T1">B</text:span></text:p>
          </draw:text-box>
        </draw:frame>
        <draw:custom-shape draw:style-name="gr5" draw:text-style-name="P4" draw:layer="layout" svg:width="0.381cm" svg:height="0.381cm" svg:x="4.005cm" svg:y="18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81cm" svg:height="0.381cm" svg:x="5.778cm" svg:y="18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81cm" svg:height="0.381cm" svg:x="7.556cm" svg:y="1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381cm" svg:height="0.381cm" svg:x="15.458cm" svg:y="18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635cm" svg:height="0.381cm" svg:x="17.162cm" svg:y="18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011cm" svg:height="0.381cm" svg:x="18.939cm" svg:y="18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3.065cm" svg:y1="20.812cm" svg:x2="14.076cm" svg:y2="21.744cm">
          <text:p/>
        </draw:line>
        <draw:frame draw:style-name="gr8" draw:text-style-name="P5" draw:layer="layout" svg:width="7.212cm" svg:height="1.427cm" svg:x="2.143cm" svg:y="8.082cm">
          <draw:text-box>
            <text:p><text:span text:style-name="T2">Spontaneous condition </text:span></text:p>
            <text:p><text:span text:style-name="T2">-Effect on PV5</text:span></text:p>
          </draw:text-box>
        </draw:frame>
        <draw:frame draw:style-name="gr9" draw:text-style-name="P3" draw:layer="layout" svg:width="4.951cm" svg:height="1.2cm" svg:x="13.192cm" svg:y="8.493cm">
          <draw:text-box>
            <text:p><text:span text:style-name="T2">Evoked condition </text:span></text:p>
            <text:p><text:span text:style-name="T2">-Effect on PV5</text:span></text:p>
          </draw:text-box>
        </draw:frame>
      </draw:page>
      <draw:page draw:name="page3" draw:style-name="dp1" draw:master-page-name="Default">
        <draw:frame draw:style-name="gr1" draw:text-style-name="P1" draw:layer="layout" svg:width="6.323cm" svg:height="4.215cm" svg:x="1.478cm" svg:y="23.455cm">
          <draw:image xlink:href="Pictures/10000000000005A0000003C02A3B5D619B04320C.png" xlink:type="simple" xlink:show="embed" xlink:actuate="onLoad" loext:mime-type="image/png">
            <text:p/>
          </draw:image>
        </draw:frame>
        <draw:frame draw:style-name="gr1" draw:text-style-name="P1" draw:layer="layout" svg:width="6.289cm" svg:height="4.191cm" svg:x="8.431cm" svg:y="23.479cm">
          <draw:image xlink:href="Pictures/10000000000005A0000003C03679254090E212A4.png" xlink:type="simple" xlink:show="embed" xlink:actuate="onLoad" loext:mime-type="image/png">
            <text:p/>
          </draw:image>
        </draw:frame>
        <draw:frame draw:style-name="gr1" draw:text-style-name="P1" draw:layer="layout" svg:width="6.905cm" svg:height="5.933cm" svg:x="8.065cm" svg:y="1.925cm">
          <draw:image xlink:href="Pictures/10000201000002F2000002882CCA636FA67EB5A4.png" xlink:type="simple" xlink:show="embed" xlink:actuate="onLoad" loext:mime-type="image/png">
            <text:p/>
          </draw:image>
        </draw:frame>
        <draw:frame draw:style-name="gr1" draw:text-style-name="P1" draw:layer="layout" svg:width="6.985cm" svg:height="6.003cm" svg:x="1.202cm" svg:y="1.836cm">
          <draw:image xlink:href="Pictures/10000201000002F20000028880EB92F61BB1381D.png" xlink:type="simple" xlink:show="embed" xlink:actuate="onLoad" loext:mime-type="image/png">
            <text:p/>
          </draw:image>
        </draw:frame>
        <draw:frame draw:style-name="gr1" draw:text-style-name="P1" draw:layer="layout" svg:width="5.073cm" svg:height="4.572cm" svg:x="5.525cm" svg:y="7.985cm">
          <draw:image xlink:href="Pictures/10000201000002CF000002883709C6202834EE36.png" xlink:type="simple" xlink:show="embed" xlink:actuate="onLoad" loext:mime-type="image/png">
            <text:p/>
          </draw:image>
        </draw:frame>
        <draw:line draw:style-name="gr2" draw:text-style-name="P2" draw:layer="layout" svg:x1="2.848cm" svg:y1="23.606cm" svg:x2="3.61cm" svg:y2="24.876cm">
          <text:p/>
        </draw:line>
        <draw:frame draw:style-name="gr1" draw:text-style-name="P1" draw:layer="layout" svg:width="6.534cm" svg:height="4.212cm" svg:x="1.203cm" svg:y="18.737cm">
          <draw:image xlink:href="Pictures/10000201000001A600000110E96999211484B952.png" xlink:type="simple" xlink:show="embed" xlink:actuate="onLoad" loext:mime-type="image/png">
            <text:p/>
          </draw:image>
        </draw:frame>
        <draw:frame draw:style-name="gr1" draw:text-style-name="P1" draw:layer="layout" svg:width="6.632cm" svg:height="4.191cm" svg:x="7.8cm" svg:y="18.737cm">
          <draw:image xlink:href="Pictures/10000201000001B000000111E08B52FFAE4DB6F2.png" xlink:type="simple" xlink:show="embed" xlink:actuate="onLoad" loext:mime-type="image/png">
            <text:p/>
          </draw:image>
        </draw:frame>
        <draw:frame draw:style-name="gr1" draw:text-style-name="P1" draw:layer="layout" svg:width="4.875cm" svg:height="4.191cm" svg:x="8.698cm" svg:y="14.335cm">
          <draw:image xlink:href="Pictures/1000020100000390000003102BCCD97C2552E20D.png" xlink:type="simple" xlink:show="embed" xlink:actuate="onLoad" loext:mime-type="image/png">
            <text:p/>
          </draw:image>
        </draw:frame>
        <draw:frame draw:style-name="gr1" draw:text-style-name="P1" draw:layer="layout" svg:width="4.853cm" svg:height="4.171cm" svg:x="2.116cm" svg:y="14.355cm">
          <draw:image xlink:href="Pictures/100002010000038000000302089CEC995917704D.png" xlink:type="simple" xlink:show="embed" xlink:actuate="onLoad" loext:mime-type="image/png">
            <text:p/>
          </draw:image>
        </draw:frame>
        <draw:frame draw:style-name="gr3" draw:text-style-name="P3" draw:layer="layout" svg:width="0.925cm" svg:height="0.962cm" svg:x="1.08cm" svg:y="1.127cm">
          <draw:text-box>
            <text:p><text:span text:style-name="T1">A</text:span></text:p>
          </draw:text-box>
        </draw:frame>
        <draw:frame draw:style-name="gr4" draw:text-style-name="P3" draw:layer="layout" svg:width="0.959cm" svg:height="0.963cm" svg:x="1cm" svg:y="12.684cm">
          <draw:text-box>
            <text:p><text:span text:style-name="T1">B</text:span></text:p>
          </draw:text-box>
        </draw:frame>
        <draw:custom-shape draw:style-name="gr5" draw:text-style-name="P4" draw:layer="layout" svg:width="0.381cm" svg:height="0.381cm" svg:x="3.948cm" svg:y="22.2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5.721cm" svg:y="22.2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7.499cm" svg:y="22.2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10.701cm" svg:y="22.2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381cm" svg:x="12.405cm" svg:y="22.29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011cm" svg:height="0.381cm" svg:x="14.182cm" svg:y="22.26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711cm" svg:y1="23.098cm" svg:x2="10.722cm" svg:y2="24.03cm">
          <text:p/>
        </draw:line>
        <draw:frame draw:style-name="gr10" draw:text-style-name="P5" draw:layer="layout" svg:width="7.212cm" svg:height="1.673cm" svg:x="2.043cm" svg:y="12.662cm">
          <draw:text-box>
            <text:p><text:span text:style-name="T2">Spontaneous condition</text:span></text:p>
            <text:p><text:span text:style-name="T2">-Stimulation of E2/3 </text:span></text:p>
            <text:p><text:span text:style-name="T2">-Effect on PV5</text:span></text:p>
          </draw:text-box>
        </draw:frame>
        <draw:frame draw:style-name="gr11" draw:text-style-name="P3" draw:layer="layout" svg:width="4.951cm" svg:height="1.673cm" svg:x="9.001cm" svg:y="12.811cm">
          <draw:text-box>
            <text:p><text:span text:style-name="T2">Evoked condition</text:span></text:p>
            <text:p><text:span text:style-name="T2">-Stimulation of E2/3 </text:span></text:p>
            <text:p><text:span text:style-name="T2">-Effect on PV5</text:span></text:p>
          </draw:text-box>
        </draw:frame>
        <draw:line draw:style-name="gr12" draw:text-style-name="P2" draw:layer="layout" svg:x1="7.731cm" svg:y1="8.747cm" svg:x2="4.086cm" svg:y2="12.614cm">
          <text:p/>
        </draw:line>
        <draw:custom-shape draw:style-name="gr13" draw:text-style-name="P6" draw:layer="layout" svg:width="0.889cm" svg:height="0.508cm" svg:x="7.731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493cm" svg:y1="8.747cm" svg:x2="10.906cm" svg:y2="12.684cm">
          <text:p/>
        </draw:line>
      </draw:page>
      <draw:page draw:name="page4" draw:style-name="dp1" draw:master-page-name="Default">
        <draw:frame draw:style-name="gr1" draw:text-style-name="P1" draw:layer="layout" svg:width="6.323cm" svg:height="4.215cm" svg:x="1.382cm" svg:y="12.69cm">
          <draw:image xlink:href="Pictures/10000000000005A0000003C02A3B5D619B04320C.png" xlink:type="simple" xlink:show="embed" xlink:actuate="onLoad" loext:mime-type="image/png">
            <text:p/>
          </draw:image>
        </draw:frame>
        <draw:frame draw:style-name="gr1" draw:text-style-name="P1" draw:layer="layout" svg:width="6.289cm" svg:height="4.191cm" svg:x="8.335cm" svg:y="12.714cm">
          <draw:image xlink:href="Pictures/10000000000005A0000003C03679254090E212A4.png" xlink:type="simple" xlink:show="embed" xlink:actuate="onLoad" loext:mime-type="image/png">
            <text:p/>
          </draw:image>
        </draw:frame>
        <draw:frame draw:style-name="gr1" draw:text-style-name="P1" draw:layer="layout" svg:width="6.905cm" svg:height="5.933cm" svg:x="8.493cm" svg:y="17.764cm">
          <draw:image xlink:href="Pictures/10000201000002F2000002882CCA636FA67EB5A4.png" xlink:type="simple" xlink:show="embed" xlink:actuate="onLoad" loext:mime-type="image/png">
            <text:p/>
          </draw:image>
        </draw:frame>
        <draw:frame draw:style-name="gr1" draw:text-style-name="P1" draw:layer="layout" svg:width="6.985cm" svg:height="6.003cm" svg:x="1.508cm" svg:y="17.637cm">
          <draw:image xlink:href="Pictures/10000201000002F20000028880EB92F61BB1381D.png" xlink:type="simple" xlink:show="embed" xlink:actuate="onLoad" loext:mime-type="image/png">
            <text:p/>
          </draw:image>
        </draw:frame>
        <draw:frame draw:style-name="gr1" draw:text-style-name="P1" draw:layer="layout" svg:width="5.073cm" svg:height="4.572cm" svg:x="5.572cm" svg:y="23.987cm">
          <draw:image xlink:href="Pictures/10000201000002CF000002883709C6202834EE36.png" xlink:type="simple" xlink:show="embed" xlink:actuate="onLoad" loext:mime-type="image/png">
            <text:p/>
          </draw:image>
        </draw:frame>
        <draw:line draw:style-name="gr2" draw:text-style-name="P2" draw:layer="layout" svg:x1="2.752cm" svg:y1="12.841cm" svg:x2="3.514cm" svg:y2="14.111cm">
          <text:p/>
        </draw:line>
        <draw:frame draw:style-name="gr1" draw:text-style-name="P1" draw:layer="layout" svg:width="6.534cm" svg:height="4.212cm" svg:x="1.107cm" svg:y="7.972cm">
          <draw:image xlink:href="Pictures/10000201000001A600000110E96999211484B952.png" xlink:type="simple" xlink:show="embed" xlink:actuate="onLoad" loext:mime-type="image/png">
            <text:p/>
          </draw:image>
        </draw:frame>
        <draw:frame draw:style-name="gr1" draw:text-style-name="P1" draw:layer="layout" svg:width="6.632cm" svg:height="4.191cm" svg:x="7.704cm" svg:y="7.972cm">
          <draw:image xlink:href="Pictures/10000201000001B000000111E08B52FFAE4DB6F2.png" xlink:type="simple" xlink:show="embed" xlink:actuate="onLoad" loext:mime-type="image/png">
            <text:p/>
          </draw:image>
        </draw:frame>
        <draw:frame draw:style-name="gr1" draw:text-style-name="P1" draw:layer="layout" svg:width="4.875cm" svg:height="4.191cm" svg:x="8.594cm" svg:y="3.189cm">
          <draw:image xlink:href="Pictures/1000020100000390000003102BCCD97C2552E20D.png" xlink:type="simple" xlink:show="embed" xlink:actuate="onLoad" loext:mime-type="image/png">
            <text:p/>
          </draw:image>
        </draw:frame>
        <draw:frame draw:style-name="gr1" draw:text-style-name="P1" draw:layer="layout" svg:width="4.853cm" svg:height="4.171cm" svg:x="1.99cm" svg:y="3.316cm">
          <draw:image xlink:href="Pictures/100002010000038000000302089CEC995917704D.png" xlink:type="simple" xlink:show="embed" xlink:actuate="onLoad" loext:mime-type="image/png">
            <text:p/>
          </draw:image>
        </draw:frame>
        <draw:frame draw:style-name="gr3" draw:text-style-name="P3" draw:layer="layout" svg:width="0.925cm" svg:height="0.962cm" svg:x="1cm" svg:y="1.381cm">
          <draw:text-box>
            <text:p><text:span text:style-name="T1">A</text:span></text:p>
          </draw:text-box>
        </draw:frame>
        <draw:frame draw:style-name="gr4" draw:text-style-name="P3" draw:layer="layout" svg:width="0.959cm" svg:height="0.963cm" svg:x="1.057cm" svg:y="17.563cm">
          <draw:text-box>
            <text:p><text:span text:style-name="T1">B</text:span></text:p>
          </draw:text-box>
        </draw:frame>
        <draw:custom-shape draw:style-name="gr5" draw:text-style-name="P4" draw:layer="layout" svg:width="0.381cm" svg:height="0.381cm" svg:x="3.852cm" svg:y="11.4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5.625cm" svg:y="11.52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7.403cm" svg:y="11.5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10.605cm" svg:y="11.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381cm" svg:x="12.309cm" svg:y="11.5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011cm" svg:height="0.381cm" svg:x="14.086cm" svg:y="11.50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15cm" svg:y1="12.333cm" svg:x2="10.626cm" svg:y2="13.265cm">
          <text:p/>
        </draw:line>
        <draw:frame draw:style-name="gr10" draw:text-style-name="P5" draw:layer="layout" svg:width="7.212cm" svg:height="1.673cm" svg:x="2.016cm" svg:y="1.605cm">
          <draw:text-box>
            <text:p><text:span text:style-name="T2">Spontaneous condition</text:span></text:p>
            <text:p text:style-name="P7"><text:span text:style-name="T2">-Stimulation of E2/3</text:span></text:p>
            <text:p><text:span text:style-name="T2">-Effect on PV5 </text:span></text:p>
          </draw:text-box>
        </draw:frame>
        <draw:frame draw:style-name="gr11" draw:text-style-name="P3" draw:layer="layout" svg:width="4.951cm" svg:height="1.673cm" svg:x="9.003cm" svg:y="1.762cm">
          <draw:text-box>
            <text:p><text:span text:style-name="T2">Evoked condition </text:span></text:p>
            <text:p text:style-name="P7"><text:span text:style-name="T2">-Stimulation of E2/3</text:span></text:p>
            <text:p><text:span text:style-name="T2">-Effect on PV5</text:span></text:p>
          </draw:text-box>
        </draw:frame>
      </draw:page>
      <draw:page draw:name="page5" draw:style-name="dp1" draw:master-page-name="Default">
        <draw:frame draw:style-name="gr1" draw:text-style-name="P1" draw:layer="layout" svg:width="6.223cm" svg:height="4.148cm" svg:x="2.144cm" svg:y="24.157cm">
          <draw:image xlink:href="Pictures/10000000000005A0000003C092F8793BFFC74FF2.png" xlink:type="simple" xlink:show="embed" xlink:actuate="onLoad" loext:mime-type="image/png">
            <text:p/>
          </draw:image>
        </draw:frame>
        <draw:frame draw:style-name="gr1" draw:text-style-name="P1" draw:layer="layout" svg:width="6.478cm" svg:height="4.318cm" svg:x="8.746cm" svg:y="23.987cm">
          <draw:image xlink:href="Pictures/10000000000005A0000003C0604BB9A79B355504.png" xlink:type="simple" xlink:show="embed" xlink:actuate="onLoad" loext:mime-type="image/png">
            <text:p/>
          </draw:image>
        </draw:frame>
        <draw:frame draw:style-name="gr1" draw:text-style-name="P1" draw:layer="layout" svg:width="5.97cm" svg:height="3.98cm" svg:x="6.207cm" svg:y="19.288cm">
          <draw:image xlink:href="Pictures/10000000000005A0000003C0895A33ED543810E0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6.103cm" svg:height="5.244cm" svg:x="1.381cm" svg:y="9.599cm">
          <draw:image xlink:href="Pictures/10000201000002F2000002882CCA636FA67EB5A4.png" xlink:type="simple" xlink:show="embed" xlink:actuate="onLoad" loext:mime-type="image/png">
            <text:p/>
          </draw:image>
        </draw:frame>
        <draw:frame draw:style-name="gr1" draw:text-style-name="P1" draw:layer="layout" svg:width="6.985cm" svg:height="6.003cm" svg:x="1.254cm" svg:y="2.905cm">
          <draw:image xlink:href="Pictures/10000201000002F20000028880EB92F61BB1381D.png" xlink:type="simple" xlink:show="embed" xlink:actuate="onLoad" loext:mime-type="image/png">
            <text:p/>
          </draw:image>
        </draw:frame>
        <draw:frame draw:style-name="gr1" draw:text-style-name="P1" draw:layer="layout" svg:width="5.496cm" svg:height="4.953cm" svg:x="1.6cm" svg:y="15.986cm">
          <draw:image xlink:href="Pictures/10000201000002CF000002883709C6202834EE36.png" xlink:type="simple" xlink:show="embed" xlink:actuate="onLoad" loext:mime-type="image/png">
            <text:p/>
          </draw:image>
        </draw:frame>
        <draw:frame draw:style-name="gr1" draw:text-style-name="P1" draw:layer="layout" svg:width="6.392cm" svg:height="4.12cm" svg:x="7.816cm" svg:y="4.246cm">
          <draw:image xlink:href="Pictures/10000201000001A600000110E3D05DDB20248865.png" xlink:type="simple" xlink:show="embed" xlink:actuate="onLoad" loext:mime-type="image/png">
            <text:p/>
          </draw:image>
        </draw:frame>
        <draw:frame draw:style-name="gr1" draw:text-style-name="P1" draw:layer="layout" svg:width="6.15cm" svg:height="3.886cm" svg:x="7.604cm" svg:y="10.195cm">
          <draw:image xlink:href="Pictures/10000201000001B0000001118734122889181AC2.png" xlink:type="simple" xlink:show="embed" xlink:actuate="onLoad" loext:mime-type="image/png">
            <text:p/>
          </draw:image>
        </draw:frame>
        <draw:frame draw:style-name="gr14" draw:text-style-name="P1" draw:layer="layout" svg:width="5.333cm" svg:height="3.309cm" svg:x="14.335cm" svg:y="4.295cm">
          <draw:image xlink:href="Pictures/1000020100000478000002C52857A6E26799D0C0.png" xlink:type="simple" xlink:show="embed" xlink:actuate="onLoad" loext:mime-type="image/png">
            <text:p/>
          </draw:image>
        </draw:frame>
        <draw:frame draw:style-name="gr15" draw:text-style-name="P1" draw:layer="layout" svg:width="6.095cm" svg:height="3.81cm" svg:x="13.701cm" svg:y="10.017cm">
          <draw:image xlink:href="Pictures/1000020100000478000002C5455F8186755B8DED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frame draw:style-name="gr1" draw:text-style-name="P1" draw:layer="layout" svg:width="7.292cm" svg:height="5.914cm" svg:x="9.001cm" svg:y="1.889cm">
          <draw:image xlink:href="Pictures/10000201000003240000028CE4896CCBE2924346.png" xlink:type="simple" xlink:show="embed" xlink:actuate="onLoad" loext:mime-type="image/png">
            <text:p/>
          </draw:image>
        </draw:frame>
        <draw:frame draw:style-name="gr1" draw:text-style-name="P1" draw:layer="layout" svg:width="7.203cm" svg:height="5.842cm" svg:x="1.508cm" svg:y="1.889cm">
          <draw:image xlink:href="Pictures/10000201000003240000028C05FF2FD1432DF9AA.png" xlink:type="simple" xlink:show="embed" xlink:actuate="onLoad" loext:mime-type="image/png">
            <text:p/>
          </draw:image>
        </draw:frame>
        <draw:frame draw:style-name="gr1" draw:text-style-name="P1" draw:layer="layout" svg:width="4.875cm" svg:height="4.191cm" svg:x="9.184cm" svg:y="14.208cm">
          <draw:image xlink:href="Pictures/1000020100000390000003102BCCD97C2552E20D.png" xlink:type="simple" xlink:show="embed" xlink:actuate="onLoad" loext:mime-type="image/png">
            <text:p/>
          </draw:image>
        </draw:frame>
        <draw:frame draw:style-name="gr1" draw:text-style-name="P1" draw:layer="layout" svg:width="4.853cm" svg:height="4.171cm" svg:x="2.016cm" svg:y="14.208cm">
          <draw:image xlink:href="Pictures/100002010000038000000302089CEC995917704D.png" xlink:type="simple" xlink:show="embed" xlink:actuate="onLoad" loext:mime-type="image/png">
            <text:p/>
          </draw:image>
        </draw:frame>
        <draw:frame draw:style-name="gr3" draw:text-style-name="P8" draw:layer="layout" svg:width="0.925cm" svg:height="0.962cm" svg:x="1.08cm" svg:y="1.127cm">
          <draw:text-box>
            <text:p><text:span text:style-name="T3">A</text:span></text:p>
          </draw:text-box>
        </draw:frame>
        <draw:frame draw:style-name="gr4" draw:text-style-name="P8" draw:layer="layout" svg:width="0.959cm" svg:height="0.963cm" svg:x="1cm" svg:y="12.684cm">
          <draw:text-box>
            <text:p><text:span text:style-name="T3">B</text:span></text:p>
          </draw:text-box>
        </draw:frame>
        <draw:custom-shape draw:style-name="gr5" draw:text-style-name="P4" draw:layer="layout" svg:width="0.381cm" svg:height="0.381cm" svg:x="4.233cm" svg:y="22.1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6.006cm" svg:y="22.2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7.784cm" svg:y="22.1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10.986cm" svg:y="22.1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381cm" svg:x="12.69cm" svg:y="22.2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011cm" svg:height="0.381cm" svg:x="14.467cm" svg:y="22.184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7.212cm" svg:height="1.433cm" svg:x="2.043cm" svg:y="12.662cm">
          <draw:text-box>
            <text:p><text:span text:style-name="T4">Spontaneous condition</text:span></text:p>
            <text:p><text:span text:style-name="T4">-Stimulation of E2/3 </text:span></text:p>
            <text:p><text:span text:style-name="T4">-Effect on PV5</text:span></text:p>
          </draw:text-box>
        </draw:frame>
        <draw:frame draw:style-name="gr17" draw:text-style-name="P10" draw:layer="layout" svg:width="4.951cm" svg:height="1.433cm" svg:x="9.636cm" svg:y="12.811cm">
          <draw:text-box>
            <text:p><text:span text:style-name="T4">Evoked condition</text:span></text:p>
            <text:p><text:span text:style-name="T4">-Stimulation of E2/3 </text:span></text:p>
            <text:p><text:span text:style-name="T4">-Effect on PV5</text:span></text:p>
          </draw:text-box>
        </draw:frame>
        <draw:line draw:style-name="gr12" draw:text-style-name="P2" draw:layer="layout" svg:x1="4.81cm" svg:y1="2.651cm" svg:x2="3.921cm" svg:y2="12.811cm">
          <text:p/>
        </draw:line>
        <draw:line draw:style-name="gr12" draw:text-style-name="P2" draw:layer="layout" svg:x1="12.43cm" svg:y1="2.651cm" svg:x2="11.668cm" svg:y2="12.811cm">
          <text:p/>
        </draw:line>
        <draw:custom-shape draw:style-name="gr18" draw:text-style-name="P6" draw:layer="layout" svg:width="0.436cm" svg:height="0.431cm" svg:x="12.248cm" svg:y="2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56cm" svg:height="4.364cm" svg:x="8.397cm" svg:y="18.906cm">
          <draw:image xlink:href="Pictures/10000201000001AE0000011E7515EBCFC7D948D1.png" xlink:type="simple" xlink:show="embed" xlink:actuate="onLoad" loext:mime-type="image/png">
            <text:p/>
          </draw:image>
        </draw:frame>
        <draw:frame draw:style-name="gr1" draw:text-style-name="P1" draw:layer="layout" svg:width="7.129cm" svg:height="4.445cm" svg:x="1.285cm" svg:y="18.825cm">
          <draw:image xlink:href="Pictures/10000201000001C100000118D3A41BA1AE606767.png" xlink:type="simple" xlink:show="embed" xlink:actuate="onLoad" loext:mime-type="image/png">
            <text:p/>
          </draw:image>
        </draw:frame>
        <draw:frame draw:style-name="gr1" draw:text-style-name="P1" draw:layer="layout" svg:width="6.732cm" svg:height="4.472cm" svg:x="8.707cm" svg:y="23.579cm">
          <draw:image xlink:href="Pictures/1000020100000430000002C87B65020CDCAB32B9.png" xlink:type="simple" xlink:show="embed" xlink:actuate="onLoad" loext:mime-type="image/png">
            <text:p/>
          </draw:image>
        </draw:frame>
        <draw:line draw:style-name="gr2" draw:text-style-name="P2" draw:layer="layout" svg:x1="9.794cm" svg:y1="23.27cm" svg:x2="11.37cm" svg:y2="24.413cm">
          <text:p/>
        </draw:line>
        <draw:frame draw:style-name="gr1" draw:text-style-name="P1" draw:layer="layout" svg:width="6.59cm" svg:height="4.378cm" svg:x="2.024cm" svg:y="23.649cm">
          <draw:image xlink:href="Pictures/1000020100000430000002C848B6F97F7E472AEE.png" xlink:type="simple" xlink:show="embed" xlink:actuate="onLoad" loext:mime-type="image/png">
            <text:p/>
          </draw:image>
        </draw:frame>
        <draw:line draw:style-name="gr2" draw:text-style-name="P2" draw:layer="layout" svg:x1="3.133cm" svg:y1="23.524cm" svg:x2="4.206cm" svg:y2="25.048cm">
          <text:p/>
        </draw:line>
        <draw:frame draw:style-name="gr1" draw:text-style-name="P1" draw:layer="layout" svg:width="6.018cm" svg:height="5.296cm" svg:x="5.142cm" svg:y="7.604cm">
          <draw:image xlink:href="Pictures/10000201000002E50000028CC2EEAC25F1A88413.png" xlink:type="simple" xlink:show="embed" xlink:actuate="onLoad" loext:mime-type="image/png">
            <text:p/>
          </draw:image>
        </draw:frame>
        <draw:frame draw:style-name="gr19" draw:text-style-name="P11" draw:layer="layout" svg:width="4.833cm" svg:height="0.726cm" draw:transform="rotate (1.57533418285008) translate (7.753cm 6.09cm)">
          <draw:text-box>
            <text:p><text:span text:style-name="T5">% change FR</text:span></text:p>
          </draw:text-box>
        </draw:frame>
        <draw:frame draw:style-name="gr20" draw:text-style-name="P8" draw:layer="layout" svg:width="2.437cm" svg:height="0.608cm" draw:transform="rotate (1.57655591332648) translate (15.378cm 6.107cm)">
          <draw:text-box>
            <text:p><text:span text:style-name="T5">% change FR</text:span></text:p>
          </draw:text-box>
        </draw:frame>
        <draw:custom-shape draw:style-name="gr18" draw:text-style-name="P6" draw:layer="layout" svg:width="0.436cm" svg:height="0.431cm" svg:x="4.683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frame draw:style-name="gr21" draw:text-style-name="P12" draw:layer="layout" svg:width="2.301cm" svg:height="0.962cm" svg:x="7.477cm" svg:y="11.849cm">
          <draw:text-box>
            <text:p>FINAL</text:p>
          </draw:text-box>
        </draw:frame>
      </draw:page>
      <draw:page draw:name="page9" draw:style-name="dp1" draw:master-page-name="Default">
        <draw:frame draw:style-name="gr1" draw:text-style-name="P1" draw:layer="layout" svg:width="6.952cm" svg:height="4.634cm" svg:x="1.635cm" svg:y="23.417cm">
          <draw:image xlink:href="Pictures/1000020100000438000002D0C40973F1486C64A1.png" xlink:type="simple" xlink:show="embed" xlink:actuate="onLoad" loext:mime-type="image/png">
            <text:p/>
          </draw:image>
        </draw:frame>
        <draw:frame draw:style-name="gr1" draw:text-style-name="P1" draw:layer="layout" svg:width="6.689cm" svg:height="4.458cm" svg:x="8.723cm" svg:y="23.63cm">
          <draw:image xlink:href="Pictures/1000020100000438000002D086DBE343D0715B06.png" xlink:type="simple" xlink:show="embed" xlink:actuate="onLoad" loext:mime-type="image/png">
            <text:p/>
          </draw:image>
        </draw:frame>
        <draw:frame draw:style-name="gr1" draw:text-style-name="P1" draw:layer="layout" svg:width="10.599cm" svg:height="7.065cm" svg:x="6.754cm" svg:y="1.323cm">
          <draw:image xlink:href="Pictures/1000020100000438000002D0C0D0020258FCF28D.png" xlink:type="simple" xlink:show="embed" xlink:actuate="onLoad" loext:mime-type="image/png">
            <text:p/>
          </draw:image>
        </draw:frame>
        <draw:frame draw:style-name="gr1" draw:text-style-name="P1" draw:layer="layout" svg:width="10.327cm" svg:height="6.885cm" svg:x="-0.728cm" svg:y="1.372cm">
          <draw:image xlink:href="Pictures/1000020100000438000002D0203E8196D96965F6.png" xlink:type="simple" xlink:show="embed" xlink:actuate="onLoad" loext:mime-type="image/png">
            <text:p/>
          </draw:image>
        </draw:frame>
        <draw:frame draw:style-name="gr1" draw:text-style-name="P1" draw:layer="layout" svg:width="4.875cm" svg:height="4.191cm" svg:x="9.184cm" svg:y="14.208cm">
          <draw:image xlink:href="Pictures/1000020100000390000003102BCCD97C2552E20D.png" xlink:type="simple" xlink:show="embed" xlink:actuate="onLoad" loext:mime-type="image/png">
            <text:p/>
          </draw:image>
        </draw:frame>
        <draw:frame draw:style-name="gr1" draw:text-style-name="P1" draw:layer="layout" svg:width="4.853cm" svg:height="4.171cm" svg:x="2.016cm" svg:y="14.208cm">
          <draw:image xlink:href="Pictures/100002010000038000000302089CEC995917704D.png" xlink:type="simple" xlink:show="embed" xlink:actuate="onLoad" loext:mime-type="image/png">
            <text:p/>
          </draw:image>
        </draw:frame>
        <draw:frame draw:style-name="gr3" draw:text-style-name="P8" draw:layer="layout" svg:width="0.925cm" svg:height="0.962cm" svg:x="1.08cm" svg:y="1.127cm">
          <draw:text-box>
            <text:p><text:span text:style-name="T3">A</text:span></text:p>
          </draw:text-box>
        </draw:frame>
        <draw:frame draw:style-name="gr4" draw:text-style-name="P8" draw:layer="layout" svg:width="0.959cm" svg:height="0.963cm" svg:x="1cm" svg:y="12.684cm">
          <draw:text-box>
            <text:p><text:span text:style-name="T3">B</text:span></text:p>
          </draw:text-box>
        </draw:frame>
        <draw:custom-shape draw:style-name="gr5" draw:text-style-name="P4" draw:layer="layout" svg:width="0.381cm" svg:height="0.381cm" svg:x="4.233cm" svg:y="22.1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6.006cm" svg:y="22.2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7.784cm" svg:y="22.1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81cm" svg:height="0.381cm" svg:x="10.986cm" svg:y="22.1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35cm" svg:height="0.381cm" svg:x="12.69cm" svg:y="22.2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011cm" svg:height="0.381cm" svg:x="14.467cm" svg:y="22.184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7.212cm" svg:height="1.433cm" svg:x="2.043cm" svg:y="12.662cm">
          <draw:text-box>
            <text:p><text:span text:style-name="T4">Spontaneous condition</text:span></text:p>
            <text:p><text:span text:style-name="T4">-Stimulation of E2/3 </text:span></text:p>
            <text:p><text:span text:style-name="T4">-Effect on PV5</text:span></text:p>
          </draw:text-box>
        </draw:frame>
        <draw:frame draw:style-name="gr17" draw:text-style-name="P10" draw:layer="layout" svg:width="4.951cm" svg:height="1.433cm" svg:x="9.636cm" svg:y="12.811cm">
          <draw:text-box>
            <text:p><text:span text:style-name="T4">Evoked condition</text:span></text:p>
            <text:p><text:span text:style-name="T4">-Stimulation of E2/3 </text:span></text:p>
            <text:p><text:span text:style-name="T4">-Effect on PV5</text:span></text:p>
          </draw:text-box>
        </draw:frame>
        <draw:line draw:style-name="gr12" draw:text-style-name="P2" draw:layer="layout" svg:x1="4.81cm" svg:y1="2.524cm" svg:x2="3.921cm" svg:y2="12.811cm">
          <text:p/>
        </draw:line>
        <draw:line draw:style-name="gr12" draw:text-style-name="P2" draw:layer="layout" svg:x1="12.43cm" svg:y1="2.524cm" svg:x2="11.668cm" svg:y2="12.811cm">
          <text:p/>
        </draw:line>
        <draw:custom-shape draw:style-name="gr22" draw:text-style-name="P6" draw:layer="layout" svg:width="0.436cm" svg:height="0.381cm" svg:x="12.24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56cm" svg:height="4.364cm" svg:x="8.397cm" svg:y="18.906cm">
          <draw:image xlink:href="Pictures/10000201000001AE0000011E7515EBCFC7D948D1.png" xlink:type="simple" xlink:show="embed" xlink:actuate="onLoad" loext:mime-type="image/png">
            <text:p/>
          </draw:image>
        </draw:frame>
        <draw:frame draw:style-name="gr1" draw:text-style-name="P1" draw:layer="layout" svg:width="7.129cm" svg:height="4.445cm" svg:x="1.285cm" svg:y="18.825cm">
          <draw:image xlink:href="Pictures/10000201000001C100000118D3A41BA1AE606767.png" xlink:type="simple" xlink:show="embed" xlink:actuate="onLoad" loext:mime-type="image/png">
            <text:p/>
          </draw:image>
        </draw:frame>
        <draw:line draw:style-name="gr2" draw:text-style-name="P2" draw:layer="layout" svg:x1="9.794cm" svg:y1="23.27cm" svg:x2="11.37cm" svg:y2="24.413cm">
          <text:p/>
        </draw:line>
        <draw:line draw:style-name="gr2" draw:text-style-name="P2" draw:layer="layout" svg:x1="3.133cm" svg:y1="23.524cm" svg:x2="4.206cm" svg:y2="25.048cm">
          <text:p/>
        </draw:line>
        <draw:frame draw:style-name="gr4" draw:text-style-name="P11" draw:layer="layout" svg:width="3.056cm" svg:height="0.963cm" draw:transform="rotate (1.57533418285008) translate (7.657cm 6.08cm)">
          <draw:text-box>
            <text:p><text:span text:style-name="T5">% change FR</text:span></text:p>
          </draw:text-box>
        </draw:frame>
        <draw:frame draw:style-name="gr23" draw:text-style-name="P8" draw:layer="layout" svg:width="2.437cm" svg:height="0.882cm" draw:transform="rotate (1.57655591332648) translate (15.485cm 6.193cm)">
          <draw:text-box>
            <text:p><text:span text:style-name="T5">% change FR</text:span></text:p>
          </draw:text-box>
        </draw:frame>
        <draw:custom-shape draw:style-name="gr22" draw:text-style-name="P6" draw:layer="layout" svg:width="0.436cm" svg:height="0.381cm" svg:x="4.68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49cm" svg:height="5.765cm" svg:x="3.781cm" svg:y="7.35cm">
          <draw:image xlink:href="Pictures/1000020100000438000002D021F33FCEDFE9D94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7T10:59:53.618797041</meta:creation-date>
    <meta:generator>LibreOffice/6.4.7.2$Linux_X86_64 LibreOffice_project/40$Build-2</meta:generator>
    <dc:date>2023-04-04T16:13:48.511297225</dc:date>
    <meta:editing-duration>PT14H38M35S</meta:editing-duration>
    <meta:editing-cycles>21</meta:editing-cycles>
    <meta:document-statistic meta:object-count="152"/>
  </office:meta>
</office:document-meta>
</file>